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text-properties fo:color="#d7d7d7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7d7d7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8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KaTeX Main" loext:padding="0cm" loext:border="none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6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8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10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14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5" style:family="text">
      <style:text-properties fo:font-variant="normal" fo:text-transform="none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16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rline Restrictions</text:h>
      <text:p text:style-name="P5"/>
      <text:p text:style-name="P9">Chef has <draw:frame draw:style-name="fr1" draw:name="Quadro1" text:anchor-type="char" svg:width="0.041cm" draw:z-index="0"><draw:text-box fo:min-height="0.041cm"><text:p text:style-name="P6">3</text:p></draw:text-box></draw:frame><text:span text:style-name="T2">3</text:span> bags that she wants to take on a flight. They weigh <draw:frame draw:style-name="fr1" draw:name="Quadro2" text:anchor-type="char" svg:width="0.041cm" draw:z-index="1"><draw:text-box fo:min-height="0.041cm"><text:p text:style-name="P6">�</text:p></draw:text-box></draw:frame><text:span text:style-name="T4">A</text:span>, <draw:frame draw:style-name="fr1" draw:name="Quadro3" text:anchor-type="char" svg:width="0.041cm" draw:z-index="2"><draw:text-box fo:min-height="0.041cm"><text:p text:style-name="P6">�</text:p></draw:text-box></draw:frame><text:span text:style-name="T4">B</text:span>, and <draw:frame draw:style-name="fr1" draw:name="Quadro4" text:anchor-type="char" svg:width="0.041cm" draw:z-index="3"><draw:text-box fo:min-height="0.041cm"><text:p text:style-name="P6">�</text:p></draw:text-box></draw:frame><text:span text:style-name="T4">C</text:span> kgs respectively. She wants to check-in exactly two of these bags and carry the remaining one bag with her.</text:p>
      <text:p text:style-name="P9">The airline restrictions says that the total sum of the weights of the bags that are checked-in cannot exceed <draw:frame draw:style-name="fr1" draw:name="Quadro5" text:anchor-type="char" svg:width="0.041cm" draw:z-index="4"><draw:text-box fo:min-height="0.041cm"><text:p text:style-name="P6">�</text:p></draw:text-box></draw:frame><text:span text:style-name="T4">D</text:span> kgs and the weight of the bag which is carried cannot exceed <draw:frame draw:style-name="fr1" draw:name="Quadro6" text:anchor-type="char" svg:width="0.041cm" draw:z-index="5"><draw:text-box fo:min-height="0.041cm"><text:p text:style-name="P6">�</text:p></draw:text-box></draw:frame><text:span text:style-name="T4">E</text:span> kgs. Find if Chef can take all the three bags on the flight.</text:p>
      <text:h text:style-name="P2" text:outline-level="3">Input Format</text:h>
      <text:list xml:id="list3296928377" text:style-name="L1">
        <text:list-item>
          <text:p text:style-name="P11">The first line of the input contains a single integer <draw:frame draw:style-name="fr1" draw:name="Quadro7" text:anchor-type="char" svg:width="0.041cm" draw:z-index="6"><draw:text-box fo:min-height="0.041cm"><text:p text:style-name="P6">�</text:p></draw:text-box></draw:frame><text:span text:style-name="T1">T</text:span> denoting the number of test cases. The description of <draw:frame draw:style-name="fr1" draw:name="Quadro8" text:anchor-type="char" svg:width="0.041cm" draw:z-index="7"><draw:text-box fo:min-height="0.041cm"><text:p text:style-name="P6">�</text:p></draw:text-box></draw:frame><text:span text:style-name="T1">T</text:span> test cases follows.</text:p>
        </text:list-item>
        <text:list-item>
          <text:p text:style-name="P11">Each testcase contains a single line of input, five space separated integers <draw:frame draw:style-name="fr1" draw:name="Quadro9" text:anchor-type="char" svg:width="0.041cm" draw:z-index="8"><draw:text-box fo:min-height="0.041cm"><text:p text:style-name="P6">�,�,�,�,�</text:p></draw:text-box></draw:frame><text:span text:style-name="T1">A</text:span><text:span text:style-name="T2">,</text:span><text:span text:style-name="T1">B</text:span><text:span text:style-name="T2">,</text:span><text:span text:style-name="T1">C</text:span><text:span text:style-name="T2">,</text:span><text:span text:style-name="T1">D</text:span><text:span text:style-name="T2">,</text:span><text:span text:style-name="T1">E</text:span>.</text:p>
        </text:list-item>
      </text:list>
      <text:h text:style-name="P2" text:outline-level="3">Output Format</text:h>
      <text:p text:style-name="P12"><text:span text:style-name="T17">For each testcase, output in a single line answer </text:span><text:span text:style-name="Source_20_Text"><text:span text:style-name="T18">"YES"</text:span></text:span><text:span text:style-name="T17"> if Chef can take all the three bags with her or </text:span><text:span text:style-name="Source_20_Text"><text:span text:style-name="T18">"NO"</text:span></text:span><text:span text:style-name="T17"> if she cannot.</text:span></text:p>
      <text:p text:style-name="P10">You may print each character of the string in uppercase or lowercase (for example, the strings "yEs", "yes", "Yes" and "YES" will all be treated as identical).</text:p>
      <text:h text:style-name="P2" text:outline-level="3">Constraints</text:h>
      <text:list xml:id="list3243032468" text:style-name="L2">
        <text:list-item>
          <text:p text:style-name="P8"><draw:frame draw:style-name="fr1" draw:name="Quadro10" text:anchor-type="char" svg:width="0.041cm" draw:z-index="9"><draw:text-box fo:min-height="0.041cm"><text:p text:style-name="P6">1≤�≤36000</text:p></draw:text-box></draw:frame>1≤<text:span text:style-name="T3">T</text:span>≤36000</text:p>
        </text:list-item>
        <text:list-item>
          <text:p text:style-name="P8"><draw:frame draw:style-name="fr1" draw:name="Quadro11" text:anchor-type="char" svg:width="0.041cm" draw:z-index="10"><draw:text-box fo:min-height="0.041cm"><text:p text:style-name="P6">1≤�,�,�≤10</text:p></draw:text-box></draw:frame>1≤<text:span text:style-name="T3">A</text:span>,<text:span text:style-name="T3">B</text:span>,<text:span text:style-name="T3">C</text:span>≤10</text:p>
        </text:list-item>
        <text:list-item>
          <text:p text:style-name="P8"><draw:frame draw:style-name="fr1" draw:name="Quadro12" text:anchor-type="char" svg:width="0.041cm" draw:z-index="11"><draw:text-box fo:min-height="0.041cm"><text:p text:style-name="P6">15≤�≤20</text:p></draw:text-box></draw:frame>15≤<text:span text:style-name="T3">D</text:span>≤20</text:p>
        </text:list-item>
        <text:list-item>
          <text:p text:style-name="P8"><draw:frame draw:style-name="fr1" draw:name="Quadro13" text:anchor-type="char" svg:width="0.041cm" draw:z-index="12"><draw:text-box fo:min-height="0.041cm"><text:p text:style-name="P6">5≤�≤10</text:p></draw:text-box></draw:frame>5≤<text:span text:style-name="T3">E</text:span>≤10</text:p>
        </text:list-item>
      </text:list>
      <text:h text:style-name="P2" text:outline-level="3">Subtasks</text:h>
      <text:p text:style-name="P12"><text:span text:style-name="Strong_20_Emphasis"><text:span text:style-name="T7">Subtask #1 (100 points):</text:span></text:span><text:span text:style-name="T9"> original constraints</text:span></text:p>
      <text:h text:style-name="P2" text:outline-level="3">Sample 1:</text:h>
      <text:p text:style-name="P7">Input</text:p>
      <text:p text:style-name="P7">Output</text:p>
      <text:p text:style-name="P3">3</text:p>
      <text:p text:style-name="P4">1 1 1 15 5</text:p>
      <text:p text:style-name="P4">8 7 6 15 5</text:p>
      <text:p text:style-name="P4">8 5 7 15 6</text:p>
      <text:p text:style-name="P3">YES</text:p>
      <text:p text:style-name="P4">NO</text:p>
      <text:p text:style-name="P4">YES</text:p>
      <text:h text:style-name="P2" text:outline-level="3">Explanation:</text:h>
      <text:p text:style-name="P13"><text:span text:style-name="Strong_20_Emphasis"><text:span text:style-name="T20">Test case </text:span></text:span><draw:frame draw:style-name="fr1" draw:name="Quadro14" text:anchor-type="char" svg:width="0.041cm" draw:z-index="13"><draw:text-box fo:min-height="0.041cm"><text:p text:style-name="P6">1</text:p></draw:text-box></draw:frame><text:span text:style-name="Strong_20_Emphasis"><text:span text:style-name="T22">1</text:span></text:span><text:span text:style-name="Strong_20_Emphasis"><text:span text:style-name="T20">:</text:span></text:span><text:span text:style-name="T17"> Chef can check-in the first and second bag (since </text:span><draw:frame draw:style-name="fr1" draw:name="Quadro15" text:anchor-type="char" svg:width="0.041cm" draw:z-index="14"><draw:text-box fo:min-height="0.041cm"><text:p text:style-name="P6">1+1=2≤15</text:p></draw:text-box></draw:frame><text:span text:style-name="T22">1+1=2≤15</text:span><text:span text:style-name="T17">) and carry the third bag with her (since </text:span><draw:frame draw:style-name="fr1" draw:name="Quadro16" text:anchor-type="char" svg:width="0.041cm" draw:z-index="15"><draw:text-box fo:min-height="0.041cm"><text:p text:style-name="P6">1≤5</text:p></draw:text-box></draw:frame><text:span text:style-name="T22">1≤5</text:span><text:span text:style-name="T17">).</text:span></text:p>
      <text:p text:style-name="P13"><text:span text:style-name="Strong_20_Emphasis"><text:span text:style-name="T20">Test case </text:span></text:span><draw:frame draw:style-name="fr1" draw:name="Quadro17" text:anchor-type="char" svg:width="0.041cm" draw:z-index="16"><draw:text-box fo:min-height="0.041cm"><text:p text:style-name="P6">2</text:p></draw:text-box></draw:frame><text:span text:style-name="Strong_20_Emphasis"><text:span text:style-name="T22">2</text:span></text:span><text:span text:style-name="Strong_20_Emphasis"><text:span text:style-name="T20">:</text:span></text:span><text:span text:style-name="T17"> None of the three bags can be carried in hand without violating the airport restrictions.</text:span></text:p>
      <text:p text:style-name="P13"><text:span text:style-name="Strong_20_Emphasis"><text:span text:style-name="T20">Test case </text:span></text:span><draw:frame draw:style-name="fr1" draw:name="Quadro18" text:anchor-type="char" svg:width="0.041cm" draw:z-index="17"><draw:text-box fo:min-height="0.041cm"><text:p text:style-name="P6">3</text:p></draw:text-box></draw:frame><text:span text:style-name="Strong_20_Emphasis"><text:span text:style-name="T22">3</text:span></text:span><text:span text:style-name="Strong_20_Emphasis"><text:span text:style-name="T20">:</text:span></text:span><text:span text:style-name="T17"> Chef can check-in the first and the third bag (since </text:span><draw:frame draw:style-name="fr1" draw:name="Quadro19" text:anchor-type="char" svg:width="0.041cm" draw:z-index="18"><draw:text-box fo:min-height="0.041cm"><text:p text:style-name="P6">8+7≤15</text:p></draw:text-box></draw:frame><text:span text:style-name="T22">8+7≤15</text:span><text:span text:style-name="T17">) and carry the second bag with her (since </text:span><draw:frame draw:style-name="fr1" draw:name="Quadro20" text:anchor-type="char" svg:width="0.041cm" draw:z-index="19"><draw:text-box fo:min-height="0.041cm"><text:p text:style-name="P6">5≤6</text:p></draw:text-box></draw:frame><text:span text:style-name="T22">5≤6</text:span><text:span text:style-name="T17">)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16:35:08.361000000</dc:date>
    <meta:editing-duration>PT1M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0" meta:word-count="303" meta:character-count="1547" meta:non-whitespace-character-count="1300"/>
  </office:meta>
</office:document-meta>
</file>